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_spd" table:style-name="ta1">
        <table:shapes>
          <draw:frame draw:z-index="0" draw:style-name="gr1" draw:text-style-name="P1" svg:width="6.3035in" svg:height="3.5469in" svg:x="2.4512in" svg:y="0.0091in">
            <draw:object draw:notify-on-update-of-ranges="tr_spd.C2:tr_spd.C11 tr_spd.D1:tr_spd.D1 tr_spd.D2:tr_spd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ft_TR</text:p>
          </table:table-cell>
          <table:table-cell office:value-type="string" calcext:value-type="string">
            <text:p><text:s/>Rgt_TR</text:p>
          </table:table-cell>
          <table:table-cell office:value-type="string" calcext:value-type="string">
            <text:p><text:s/>Avg_TR</text:p>
          </table:table-cell>
          <table:table-cell office:value-type="string" calcext:value-type="string">
            <text:p><text:s/>spd</text:p>
          </table:table-cell>
        </table:table-row>
        <table:table-row table:style-name="ro1">
          <table:table-cell office:value-type="float" office:value="873.57" calcext:value-type="float">
            <text:p>873.57</text:p>
          </table:table-cell>
          <table:table-cell office:value-type="float" office:value="905.24" calcext:value-type="float">
            <text:p>905.24</text:p>
          </table:table-cell>
          <table:table-cell office:value-type="float" office:value="889.41" calcext:value-type="float">
            <text:p>889.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27.82" calcext:value-type="float">
            <text:p>827.82</text:p>
          </table:table-cell>
          <table:table-cell office:value-type="float" office:value="851.71" calcext:value-type="float">
            <text:p>851.71</text:p>
          </table:table-cell>
          <table:table-cell office:value-type="float" office:value="839.77" calcext:value-type="float">
            <text:p>839.7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88.06" calcext:value-type="float">
            <text:p>788.06</text:p>
          </table:table-cell>
          <table:table-cell office:value-type="float" office:value="765.01" calcext:value-type="float">
            <text:p>765.01</text:p>
          </table:table-cell>
          <table:table-cell office:value-type="float" office:value="776.53" calcext:value-type="float">
            <text:p>776.5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47.22" calcext:value-type="float">
            <text:p>747.22</text:p>
          </table:table-cell>
          <table:table-cell office:value-type="float" office:value="761.39" calcext:value-type="float">
            <text:p>761.39</text:p>
          </table:table-cell>
          <table:table-cell office:value-type="float" office:value="754.3" calcext:value-type="float">
            <text:p>754.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81.96" calcext:value-type="float">
            <text:p>681.96</text:p>
          </table:table-cell>
          <table:table-cell office:value-type="float" office:value="684.18" calcext:value-type="float">
            <text:p>684.18</text:p>
          </table:table-cell>
          <table:table-cell office:value-type="float" office:value="683.07" calcext:value-type="float">
            <text:p>683.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4.72" calcext:value-type="float">
            <text:p>614.72</text:p>
          </table:table-cell>
          <table:table-cell office:value-type="float" office:value="661.39" calcext:value-type="float">
            <text:p>661.39</text:p>
          </table:table-cell>
          <table:table-cell office:value-type="float" office:value="638.05" calcext:value-type="float">
            <text:p>638.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6.67" calcext:value-type="float">
            <text:p>506.67</text:p>
          </table:table-cell>
          <table:table-cell office:value-type="float" office:value="543.34" calcext:value-type="float">
            <text:p>543.34</text:p>
          </table:table-cell>
          <table:table-cell office:value-type="float" office:value="525.01" calcext:value-type="float">
            <text:p>525.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77.77" calcext:value-type="float">
            <text:p>377.77</text:p>
          </table:table-cell>
          <table:table-cell office:value-type="float" office:value="393.05" calcext:value-type="float">
            <text:p>393.05</text:p>
          </table:table-cell>
          <table:table-cell office:value-type="float" office:value="385.41" calcext:value-type="float">
            <text:p>385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.83" calcext:value-type="float">
            <text:p>150.83</text:p>
          </table:table-cell>
          <table:table-cell office:value-type="float" office:value="137.5" calcext:value-type="float">
            <text:p>137.5</text:p>
          </table:table-cell>
          <table:table-cell office:value-type="float" office:value="144.16" calcext:value-type="float">
            <text:p>144.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 office:value-type="float" office:value="0.83" calcext:value-type="float">
            <text:p>0.83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05:38:07.333237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9T05:44:11.022049074</dc:date>
    <meta:editing-duration>PT14M10S</meta:editing-duration>
    <meta:editing-cycles>3</meta:editing-cycles>
    <meta:generator>LibreOffice/6.4.7.2$Linux_AARCH64 LibreOffice_project/40$Build-2</meta:generator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scatter" chart:style-name="ch1">
        <chart:legend chart:legend-position="end" svg:x="14.006cm" svg:y="4.206cm" style:legend-expansion="high" chart:style-name="ch2"/>
        <chart:plot-area chart:style-name="ch3" table:cell-range-address="tr_spd.C2:tr_spd.D11 tr_spd.D1:tr_spd.D1" chart:data-source-has-labels="row" svg:x="1.331cm" svg:y="0.18cm" svg:width="12.355cm" svg:height="7.669cm">
          <chartooo:coordinate-region svg:x="2.138cm" svg:y="0.38cm" svg:width="11.176cm" svg:height="6.822cm"/>
          <chart:axis chart:dimension="x" chart:name="primary-x" chart:style-name="ch4">
            <chart:title svg:x="5.704cm" svg:y="8.029cm" chart:style-name="ch5">
              <text:p>Avg Tick Rate (ticks/sec)</text:p>
            </chart:title>
          </chart:axis>
          <chart:axis chart:dimension="y" chart:name="primary-y" chart:style-name="ch4">
            <chart:title svg:x="0.451cm" svg:y="5.249cm" chart:style-name="ch6">
              <text:p>Motor Spd value</text:p>
            </chart:title>
            <chart:grid chart:style-name="ch7" chart:class="major"/>
          </chart:axis>
          <chart:series chart:style-name="ch8" chart:values-cell-range-address="tr_spd.D2:tr_spd.D11" chart:label-cell-address="tr_spd.D1:tr_spd.D1" chart:class="chart:scatter">
            <chart:domain table:cell-range-address="tr_spd.C2:tr_spd.C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 spd</text:p>
                <draw:g>
                  <svg:desc>tr_spd.D1:tr_sp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9.41">
                <text:p>889.41</text:p>
                <draw:g>
                  <svg:desc>tr_spd.C2:tr_spd.C11</svg:desc>
                </draw:g>
              </table:table-cell>
              <table:table-cell office:value-type="float" office:value="240">
                <text:p>240</text:p>
                <draw:g>
                  <svg:desc>tr_spd.D2:tr_spd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9.77">
                <text:p>839.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6.53">
                <text:p>776.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4.3">
                <text:p>754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3.07">
                <text:p>683.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8.05">
                <text:p>638.0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.01">
                <text:p>525.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5.41">
                <text:p>385.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.16">
                <text:p>144.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3">
                <text:p>0.83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AARCH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